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71000004D8D28A4A17.png" manifest:media-type="image/png"/>
  <manifest:file-entry manifest:full-path="Pictures/1000000000000694000004A70132E6F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145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480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150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5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1.3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b243e"/>
    </style:style>
    <style:style style:name="P2" style:family="paragraph">
      <style:paragraph-properties style:writing-mode="lr-tb" style:font-independent-line-spacing="true"/>
      <style:text-properties fo:color="#9b243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style:paragraph-properties fo:margin-left="0.123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P8" style:family="paragraph">
      <style:paragraph-properties style:writing-mode="lr-tb" style:font-independent-line-spacing="true"/>
      <style:text-properties fo:color="#9b243e" fo:font-size="32pt" style:font-size-asian="32pt" style:font-size-complex="32pt"/>
    </style:style>
    <style:style style:name="P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T1" style:family="text">
      <style:text-properties fo:color="#9b243e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9b243e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715f49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/>
    </style:style>
    <style:style style:name="T4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T6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T8" style:family="text">
      <style:text-properties fo:color="#9b243e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715f49" style:text-line-through-style="none" style:text-position="0% 100%" fo:font-family="'Times New Roman'" style:font-family-generic="roman" style:font-pitch="variable" fo:font-size="2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6pt" style:font-style-asian="normal" style:font-weight-asian="bold" style:font-family-complex="'ＭＳ Ｐゴシック'" style:font-pitch-complex="variable" style:font-size-complex="26pt" style:font-style-complex="normal" style:font-weight-complex="bold"/>
    </style:style>
    <style:style style:name="T10" style:family="text">
      <style:text-properties fo:color="#715f49" style:text-line-through-style="none" style:text-position="0% 100%" fo:font-family="'Times New Roman'" style:font-family-generic="roman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7-blank-Leer">
        <draw:frame draw:name="Titel 1" presentation:style-name="pr1" draw:text-style-name="P2" draw:layer="layout" svg:width="21.59cm" svg:height="2.71cm" svg:x="1.905cm" svg:y="7.984cm" presentation:class="title">
          <draw:text-box>
            <text:p text:style-name="P1"><text:span text:style-name="T1">Ene Mene Mentor</text:span><text:span text:style-name="T1"><text:line-break/></text:span><text:span text:style-name="T2">Mentoring im Selbstversuch</text:span></text:p>
          </draw:text-box>
        </draw:frame>
        <draw:frame draw:name="Textfeld 2" draw:style-name="gr1" draw:text-style-name="P4" draw:layer="layout" svg:width="10.095cm" svg:height="2.71cm" svg:x="1.905cm" svg:y="11.556cm">
          <draw:text-box>
            <text:p text:style-name="P3"><text:span text:style-name="T3">Jens Schauder</text:span></text:p>
            <text:p text:style-name="P3"><text:span text:style-name="T4">T-Systems on site services GmbH</text:span></text:p>
          </draw:text-box>
        </draw:frame>
        <draw:frame draw:name="Textfeld 3" draw:style-name="gr1" draw:text-style-name="P4" draw:layer="layout" svg:width="11cm" svg:height="2.71cm" svg:x="13cm" svg:y="11.556cm">
          <draw:text-box>
            <text:p text:style-name="P3"><text:span text:style-name="T3">Steven Schwenke</text:span></text:p>
            <text:p text:style-name="P3"><text:span text:style-name="T4">msg systems AG</text:span></text:p>
          </draw:text-box>
        </draw:frame>
        <presentation:notes draw:style-name="dp2">
          <draw:frame draw:name="Datumsplatzhalter 7" draw:style-name="gr2" draw:text-style-name="P4" draw:layer="layout" svg:width="8.237cm" svg:height="1.253cm" svg:x="10.79cm" svg:y="0cm">
            <draw:text-box>
              <text:p text:style-name="P5"><text:span text:style-name="T5">15.08.08</text:span></text:p>
            </draw:text-box>
          </draw:frame>
          <draw:page-thumbnail draw:name="Folienbildplatzhalter 1" draw:style-name="gr3" draw:layer="layout" svg:width="12.674cm" svg:height="9.507cm" svg:x="3.179cm" svg:y="1.905cm" draw:page-number="1" presentation:class="page"/>
          <draw:frame draw:name="Notizenplatzhalter 2" presentation:style-name="pr2" draw:text-style-name="P4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2" draw:style-name="dp3" draw:master-page-name="Master1-Layout7-blank-Leer">
        <draw:frame draw:name="Titel 1" presentation:style-name="pr3" draw:text-style-name="P4" draw:layer="layout" svg:width="18.838cm" svg:height="1.27cm" svg:x="3.175cm" svg:y="2.118cm" presentation:class="title">
          <draw:text-box>
            <text:p text:style-name="P6"><text:span text:style-name="T6">Überschrift</text:span></text:p>
          </draw:text-box>
        </draw:frame>
        <draw:frame draw:name="Textplatzhalter 2" presentation:style-name="pr4" draw:text-style-name="P4" draw:layer="layout" svg:width="18.838cm" svg:height="3.049cm" svg:x="3.175cm" svg:y="4.445cm" presentation:class="outline">
          <draw:text-box>
            <text:list text:style-name="L2">
              <text:list-item>
                <text:p text:style-name="P7"><text:span text:style-name="T7">Unterpunkt 1</text:span></text:p>
              </text:list-item>
              <text:list-item>
                <text:p text:style-name="P7"><text:span text:style-name="T7">Unterpunkt 2</text:span></text:p>
              </text:list-item>
              <text:list-item>
                <text:p text:style-name="P7"><text:span text:style-name="T7">...</text:span></text:p>
              </text:list-item>
            </text:list>
          </draw:text-box>
        </draw:frame>
        <presentation:notes draw:style-name="dp2">
          <draw:frame draw:name="Datumsplatzhalter 7" draw:style-name="gr2" draw:text-style-name="P4" draw:layer="layout" svg:width="8.237cm" svg:height="1.253cm" svg:x="10.79cm" svg:y="0cm">
            <draw:text-box>
              <text:p text:style-name="P5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2" presentation:class="page"/>
          <draw:frame draw:name="Notizenplatzhalter 2"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4" draw:master-page-name="Master2-Layout7-blank-Leer">
        <draw:frame draw:name="Titel 1" presentation:style-name="pr1" draw:text-style-name="P8" draw:layer="layout" svg:width="21.59cm" svg:height="1.609cm" svg:x="1.906cm" svg:y="10.535cm" presentation:class="title" presentation:user-transformed="true">
          <draw:text-box>
            <text:p text:style-name="P1"><text:span text:style-name="T8">Wir danken für die freundliche Unterstützung:</text:span></text:p>
          </draw:text-box>
        </draw:frame>
        <draw:frame draw:name="Textfeld 2" draw:style-name="gr1" draw:text-style-name="P4" draw:layer="layout" svg:width="10.095cm" svg:height="3.472cm" svg:x="1.906cm" svg:y="5.775cm">
          <draw:text-box>
            <text:p text:style-name="P3"><text:span text:style-name="T3">Jens Schauder</text:span></text:p>
            <text:p text:style-name="P3"><text:span text:style-name="T4"><text:a xlink:href="http://www.schauderhaft.de/">www.schauderhaft.de</text:a></text:span></text:p>
            <text:p text:style-name="P3"><text:span text:style-name="T4">@jensschauder</text:span></text:p>
          </draw:text-box>
        </draw:frame>
        <draw:frame draw:name="Textfeld 3" draw:style-name="gr1" draw:text-style-name="P4" draw:layer="layout" svg:width="11cm" svg:height="3.472cm" svg:x="13.001cm" svg:y="5.775cm">
          <draw:text-box>
            <text:p text:style-name="P3"><text:span text:style-name="T3">Steven Schwenke</text:span></text:p>
            <text:p text:style-name="P3"><text:span text:style-name="T4"><text:a xlink:href="http://www.stevenschwenke.de/">www.stevenschwenke.de</text:a></text:span></text:p>
            <text:p text:style-name="P3"><text:span text:style-name="T4">@stevenschwenke</text:span></text:p>
          </draw:text-box>
        </draw:frame>
        <draw:frame draw:name="Textfeld 2" draw:style-name="gr1" draw:text-style-name="P9" draw:layer="layout" svg:width="13.97cm" svg:height="2.455cm" svg:x="0cm" svg:y="13.183cm">
          <draw:text-box>
            <text:p text:style-name="P3"><text:span text:style-name="T9">T-Systems on site services GmbH</text:span></text:p>
            <text:p text:style-name="P3"><text:span text:style-name="T10">t-systems-onsite.de</text:span></text:p>
          </draw:text-box>
        </draw:frame>
        <draw:frame draw:name="Textfeld 3" draw:style-name="gr1" draw:text-style-name="P9" draw:layer="layout" svg:width="12.065cm" svg:height="2.455cm" svg:x="13.335cm" svg:y="13.184cm">
          <draw:text-box>
            <text:p text:style-name="P3"><text:span text:style-name="T9">msg systems AG</text:span></text:p>
            <text:p text:style-name="P3"><text:span text:style-name="T10">msg-systems.com/</text:span></text:p>
          </draw:text-box>
        </draw:frame>
        <presentation:notes draw:style-name="dp2">
          <draw:frame draw:name="Datumsplatzhalter 7" draw:style-name="gr2" draw:text-style-name="P4" draw:layer="layout" svg:width="8.237cm" svg:height="1.253cm" svg:x="10.79cm" svg:y="0cm">
            <draw:text-box>
              <text:p text:style-name="P5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3" presentation:class="page"/>
          <draw:frame draw:name="Notizenplatzhalter 2" presentation:style-name="pr2" draw:text-style-name="P4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4" draw:style-name="dp5" draw:master-page-name="Master1-Layout7-blank-Leer">
        <draw:frame draw:name="Titel 1" presentation:style-name="pr6" draw:text-style-name="P4" draw:layer="layout" svg:width="18.821cm" svg:height="2.549cm" svg:x="3.174cm" svg:y="1.478cm" presentation:class="title">
          <draw:text-box>
            <text:p text:style-name="P10"><text:span text:style-name="T6">Firma</text:span></text:p>
          </draw:text-box>
        </draw:frame>
        <draw:frame draw:name="Textplatzhalter 2" presentation:style-name="pr7" draw:text-style-name="P4" draw:layer="layout" svg:width="18.821cm" svg:height="12.305cm" svg:x="3.174cm" svg:y="4.445cm" presentation:class="outline">
          <draw:text-box>
            <text:list text:style-name="L3">
              <text:list-item>
                <text:p text:style-name="P11"><text:span text:style-name="T7">Hier können Sie, wenn Sie möchten, Informationen über Ihre Firma einfügen</text:span></text:p>
              </text:list-item>
            </text:list>
          </draw:text-box>
        </draw:frame>
        <presentation:notes draw:style-name="dp2">
          <draw:frame draw:name="Datumsplatzhalter 7" draw:style-name="gr2" draw:text-style-name="P4" draw:layer="layout" svg:width="8.237cm" svg:height="1.253cm" svg:x="10.79cm" svg:y="0cm">
            <draw:text-box>
              <text:p text:style-name="P5"><text:span text:style-name="T5">15.08.08</text:span></text:p>
            </draw:text-box>
          </draw:frame>
          <draw:page-thumbnail draw:name="Folienbildplatzhalter 1" draw:style-name="gr3" draw:layer="layout" svg:width="12.682cm" svg:height="9.508cm" svg:x="3.175cm" svg:y="1.904cm" draw:page-number="4" presentation:class="page"/>
          <draw:frame draw:name="Notizenplatzhalter 2" presentation:style-name="pr5" draw:text-style-name="P4" draw:layer="layout" svg:width="15.222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0" xlink:href="Pictures/1000000000000694000004A70132E6FB.png" xlink:type="simple" xlink:show="embed" xlink:actuate="onLoad"/>
    <draw:fill-image draw:name="a1061" xlink:href="Pictures/1000000000000671000004D8D28A4A17.png" xlink:type="simple" xlink:show="embed" xlink:actuate="onLoad"/>
    <draw:fill-image draw:name="a1143" xlink:href="Pictures/1000000000000671000004D8D28A4A17.png" xlink:type="simple" xlink:show="embed" xlink:actuate="onLoad"/>
    <draw:fill-image draw:name="a1183" xlink:href="Pictures/1000000000000671000004D8D28A4A17.png" xlink:type="simple" xlink:show="embed" xlink:actuate="onLoad"/>
    <draw:fill-image draw:name="a1218" xlink:href="Pictures/1000000000000671000004D8D28A4A17.png" xlink:type="simple" xlink:show="embed" xlink:actuate="onLoad"/>
    <draw:fill-image draw:name="a122" xlink:href="Pictures/1000000000000694000004A70132E6FB.png" xlink:type="simple" xlink:show="embed" xlink:actuate="onLoad"/>
    <draw:fill-image draw:name="a1279" xlink:href="Pictures/1000000000000671000004D8D28A4A17.png" xlink:type="simple" xlink:show="embed" xlink:actuate="onLoad"/>
    <draw:fill-image draw:name="a1326" xlink:href="Pictures/1000000000000671000004D8D28A4A17.png" xlink:type="simple" xlink:show="embed" xlink:actuate="onLoad"/>
    <draw:fill-image draw:name="a1383" xlink:href="Pictures/1000000000000671000004D8D28A4A17.png" xlink:type="simple" xlink:show="embed" xlink:actuate="onLoad"/>
    <draw:fill-image draw:name="a1453" xlink:href="Pictures/1000000000000671000004D8D28A4A17.png" xlink:type="simple" xlink:show="embed" xlink:actuate="onLoad"/>
    <draw:fill-image draw:name="a1480" xlink:href="Pictures/1000000000000694000004A70132E6FB.png" xlink:type="simple" xlink:show="embed" xlink:actuate="onLoad"/>
    <draw:fill-image draw:name="a1501" xlink:href="Pictures/1000000000000671000004D8D28A4A17.png" xlink:type="simple" xlink:show="embed" xlink:actuate="onLoad"/>
    <draw:fill-image draw:name="a1517" xlink:href="Pictures/1000000000000694000004A70132E6FB.png" xlink:type="simple" xlink:show="embed" xlink:actuate="onLoad"/>
    <draw:fill-image draw:name="a190" xlink:href="Pictures/1000000000000694000004A70132E6FB.png" xlink:type="simple" xlink:show="embed" xlink:actuate="onLoad"/>
    <draw:fill-image draw:name="a245" xlink:href="Pictures/1000000000000694000004A70132E6FB.png" xlink:type="simple" xlink:show="embed" xlink:actuate="onLoad"/>
    <draw:fill-image draw:name="a330" xlink:href="Pictures/1000000000000694000004A70132E6FB.png" xlink:type="simple" xlink:show="embed" xlink:actuate="onLoad"/>
    <draw:fill-image draw:name="a423" xlink:href="Pictures/1000000000000694000004A70132E6FB.png" xlink:type="simple" xlink:show="embed" xlink:actuate="onLoad"/>
    <draw:fill-image draw:name="a474" xlink:href="Pictures/1000000000000694000004A70132E6FB.png" xlink:type="simple" xlink:show="embed" xlink:actuate="onLoad"/>
    <draw:fill-image draw:name="a520" xlink:href="Pictures/1000000000000694000004A70132E6FB.png" xlink:type="simple" xlink:show="embed" xlink:actuate="onLoad"/>
    <draw:fill-image draw:name="a592" xlink:href="Pictures/1000000000000694000004A70132E6FB.png" xlink:type="simple" xlink:show="embed" xlink:actuate="onLoad"/>
    <draw:fill-image draw:name="a650" xlink:href="Pictures/1000000000000694000004A70132E6FB.png" xlink:type="simple" xlink:show="embed" xlink:actuate="onLoad"/>
    <draw:fill-image draw:name="a67" xlink:href="Pictures/1000000000000694000004A70132E6FB.png" xlink:type="simple" xlink:show="embed" xlink:actuate="onLoad"/>
    <draw:fill-image draw:name="a718" xlink:href="Pictures/1000000000000694000004A70132E6FB.png" xlink:type="simple" xlink:show="embed" xlink:actuate="onLoad"/>
    <draw:fill-image draw:name="a786" xlink:href="Pictures/1000000000000671000004D8D28A4A17.png" xlink:type="simple" xlink:show="embed" xlink:actuate="onLoad"/>
    <draw:fill-image draw:name="a842" xlink:href="Pictures/1000000000000671000004D8D28A4A17.png" xlink:type="simple" xlink:show="embed" xlink:actuate="onLoad"/>
    <draw:fill-image draw:name="a886" xlink:href="Pictures/1000000000000671000004D8D28A4A17.png" xlink:type="simple" xlink:show="embed" xlink:actuate="onLoad"/>
    <draw:fill-image draw:name="a943" xlink:href="Pictures/1000000000000671000004D8D28A4A17.png" xlink:type="simple" xlink:show="embed" xlink:actuate="onLoad"/>
    <draw:fill-image draw:name="a987" xlink:href="Pictures/1000000000000671000004D8D28A4A17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fill-image-name="a67" style:repeat="stretch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name="a122" style:repeat="stretch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fill-image-name="a190" style:repeat="stretch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fill-image-name="a245" style:repeat="stretch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fill-image-name="a330" style:repeat="stretch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fill-image-name="a423" style:repeat="stretch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474" style:repeat="stretch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fill-image-name="a520" style:repeat="stretch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fill-image-name="a592" style:repeat="stretch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fill-image-name="a650" style:repeat="stretch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fill-image-name="a718" style:repeat="stretch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Herbstcampus_25_202012-background" style:display-name="Master2-Herbstcampus%202012-background" style:family="presentation">
      <style:graphic-properties draw:stroke="none" draw:fill="solid" draw:fill-color="#ffffff" draw:fill-image-name="a786" style:repeat="stretch"/>
      <style:text-properties style:letter-kerning="true"/>
    </style:style>
    <style:style style:name="Master2-Herbstcampus_25_202012-backgroundobjects" style:display-name="Master2-Herbstcampus%2020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Herbstcampus_25_202012-notes" style:display-name="Master2-Herbstcampus%2020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1" style:display-name="Master2-Herbstcampus%202012-outline1" style:family="presentation">
      <style:graphic-properties draw:stroke="none" draw:fill="none" draw:auto-grow-height="false" draw:fit-to-size="shrink-to-fit">
        <text:list-style style:name="Master2-Herbstcampus_25_202012-outline1" style:display-name="Master2-Herbstcampus%2020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2" style:display-name="Master2-Herbstcampus%202012-outline2" style:family="presentation" style:parent-style-name="Master2-Herbstcampus_25_202012-outline1">
      <style:paragraph-properties fo:margin-top="0cm" fo:margin-bottom="0.4cm"/>
      <style:text-properties fo:font-size="28pt" style:font-size-asian="28pt" style:font-size-complex="28pt"/>
    </style:style>
    <style:style style:name="Master2-Herbstcampus_25_202012-outline3" style:display-name="Master2-Herbstcampus%202012-outline3" style:family="presentation" style:parent-style-name="Master2-Herbstcampus_25_202012-outline2">
      <style:paragraph-properties fo:margin-top="0cm" fo:margin-bottom="0.3cm"/>
      <style:text-properties fo:font-size="24pt" style:font-size-asian="24pt" style:font-size-complex="24pt"/>
    </style:style>
    <style:style style:name="Master2-Herbstcampus_25_202012-outline4" style:display-name="Master2-Herbstcampus%202012-outline4" style:family="presentation" style:parent-style-name="Master2-Herbstcampus_25_202012-outline3">
      <style:paragraph-properties fo:margin-top="0cm" fo:margin-bottom="0.2cm"/>
      <style:text-properties fo:font-size="20pt" style:font-size-asian="20pt" style:font-size-complex="20pt"/>
    </style:style>
    <style:style style:name="Master2-Herbstcampus_25_202012-outline5" style:display-name="Master2-Herbstcampus%202012-outline5" style:family="presentation" style:parent-style-name="Master2-Herbstcampus_25_202012-outline4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6" style:display-name="Master2-Herbstcampus%202012-outline6" style:family="presentation" style:parent-style-name="Master2-Herbstcampus_25_202012-outline5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7" style:display-name="Master2-Herbstcampus%202012-outline7" style:family="presentation" style:parent-style-name="Master2-Herbstcampus_25_202012-outline6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8" style:display-name="Master2-Herbstcampus%202012-outline8" style:family="presentation" style:parent-style-name="Master2-Herbstcampus_25_202012-outline7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9" style:display-name="Master2-Herbstcampus%202012-outline9" style:family="presentation" style:parent-style-name="Master2-Herbstcampus_25_202012-outline8">
      <style:paragraph-properties fo:margin-top="0cm" fo:margin-bottom="0.1cm"/>
      <style:text-properties fo:font-size="20pt" style:font-size-asian="20pt" style:font-size-complex="20pt"/>
    </style:style>
    <style:style style:name="Master2-Herbstcampus_25_202012-subtitle" style:display-name="Master2-Herbstcampus%202012-subtitle" style:family="presentation">
      <style:graphic-properties draw:stroke="none" draw:fill="none" draw:textarea-vertical-align="middle">
        <text:list-style style:name="Master2-Herbstcampus_25_202012-subtitle" style:display-name="Master2-Herbstcampus%2020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title" style:display-name="Master2-Herbstcampus%202012-title" style:family="presentation">
      <style:graphic-properties draw:stroke="none" draw:fill="none" draw:textarea-vertical-align="middle">
        <text:list-style style:name="Master2-Herbstcampus_25_202012-title" style:display-name="Master2-Herbstcampus%2020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842" style:repeat="stretch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886" style:repeat="stretch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987" style:repeat="stretch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1061" style:repeat="stretch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1143" style:repeat="stretch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1183" style:repeat="stretch"/>
      <style:text-properties style:letter-kerning="true"/>
    </style:style>
    <style:style style:name="Master2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1218" style:repeat="stretch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1279" style:repeat="stretch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326" style:repeat="stretch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383" style:repeat="stretch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7" style:repeat="stretch"/>
    </style:style>
    <style:style style:name="Mdp3" style:family="drawing-page">
      <style:drawing-page-properties draw:background-size="border" draw:fill="solid" draw:fill-color="#ffffff" draw:fill-image-name="a122" style:repeat="stretch"/>
    </style:style>
    <style:style style:name="Mdp4" style:family="drawing-page">
      <style:drawing-page-properties draw:background-size="border" draw:fill="solid" draw:fill-color="#ffffff" draw:fill-image-name="a190" style:repeat="stretch"/>
    </style:style>
    <style:style style:name="Mdp5" style:family="drawing-page">
      <style:drawing-page-properties draw:background-size="border" draw:fill="solid" draw:fill-color="#ffffff" draw:fill-image-name="a245" style:repeat="stretch"/>
    </style:style>
    <style:style style:name="Mdp6" style:family="drawing-page">
      <style:drawing-page-properties draw:background-size="border" draw:fill="solid" draw:fill-color="#ffffff" draw:fill-image-name="a330" style:repeat="stretch"/>
    </style:style>
    <style:style style:name="Mdp7" style:family="drawing-page">
      <style:drawing-page-properties draw:background-size="border" draw:fill="solid" draw:fill-color="#ffffff" draw:fill-image-name="a423" style:repeat="stretch"/>
    </style:style>
    <style:style style:name="Mdp8" style:family="drawing-page">
      <style:drawing-page-properties draw:background-size="border" draw:fill="solid" draw:fill-color="#ffffff" draw:fill-image-name="a474" style:repeat="stretch"/>
    </style:style>
    <style:style style:name="Mdp9" style:family="drawing-page">
      <style:drawing-page-properties draw:background-size="border" draw:fill="solid" draw:fill-color="#ffffff" draw:fill-image-name="a520" style:repeat="stretch"/>
    </style:style>
    <style:style style:name="Mdp10" style:family="drawing-page">
      <style:drawing-page-properties draw:background-size="border" draw:fill="solid" draw:fill-color="#ffffff" draw:fill-image-name="a592" style:repeat="stretch"/>
    </style:style>
    <style:style style:name="Mdp11" style:family="drawing-page">
      <style:drawing-page-properties draw:background-size="border" draw:fill="solid" draw:fill-color="#ffffff" draw:fill-image-name="a650" style:repeat="stretch"/>
    </style:style>
    <style:style style:name="Mdp12" style:family="drawing-page">
      <style:drawing-page-properties draw:background-size="border" draw:fill="solid" draw:fill-color="#ffffff" draw:fill-image-name="a718" style:repeat="stretch"/>
    </style:style>
    <style:style style:name="Mdp13" style:family="drawing-page">
      <style:drawing-page-properties draw:background-size="border" draw:fill="solid" draw:fill-color="#ffffff" draw:fill-image-name="a786" style:repeat="stretch"/>
    </style:style>
    <style:style style:name="Mdp14" style:family="drawing-page">
      <style:drawing-page-properties draw:background-size="border" draw:fill="solid" draw:fill-color="#ffffff" draw:fill-image-name="a842" style:repeat="stretch"/>
    </style:style>
    <style:style style:name="Mdp15" style:family="drawing-page">
      <style:drawing-page-properties draw:background-size="border" draw:fill="solid" draw:fill-color="#ffffff" draw:fill-image-name="a886" style:repeat="stretch"/>
    </style:style>
    <style:style style:name="Mdp16" style:family="drawing-page">
      <style:drawing-page-properties draw:background-size="border" draw:fill="solid" draw:fill-color="#ffffff" draw:fill-image-name="a943" style:repeat="stretch"/>
    </style:style>
    <style:style style:name="Mdp17" style:family="drawing-page">
      <style:drawing-page-properties draw:background-size="border" draw:fill="solid" draw:fill-color="#ffffff" draw:fill-image-name="a987" style:repeat="stretch"/>
    </style:style>
    <style:style style:name="Mdp18" style:family="drawing-page">
      <style:drawing-page-properties draw:background-size="border" draw:fill="solid" draw:fill-color="#ffffff" draw:fill-image-name="a1061" style:repeat="stretch"/>
    </style:style>
    <style:style style:name="Mdp19" style:family="drawing-page">
      <style:drawing-page-properties draw:background-size="border" draw:fill="solid" draw:fill-color="#ffffff" draw:fill-image-name="a1143" style:repeat="stretch"/>
    </style:style>
    <style:style style:name="Mdp20" style:family="drawing-page">
      <style:drawing-page-properties draw:background-size="border" draw:fill="solid" draw:fill-color="#ffffff" draw:fill-image-name="a1183" style:repeat="stretch"/>
    </style:style>
    <style:style style:name="Mdp21" style:family="drawing-page">
      <style:drawing-page-properties draw:background-size="border" draw:fill="solid" draw:fill-color="#ffffff" draw:fill-image-name="a1218" style:repeat="stretch"/>
    </style:style>
    <style:style style:name="Mdp22" style:family="drawing-page">
      <style:drawing-page-properties draw:background-size="border" draw:fill="solid" draw:fill-color="#ffffff" draw:fill-image-name="a1279" style:repeat="stretch"/>
    </style:style>
    <style:style style:name="Mdp23" style:family="drawing-page">
      <style:drawing-page-properties draw:background-size="border" draw:fill="solid" draw:fill-color="#ffffff" draw:fill-image-name="a1326" style:repeat="stretch"/>
    </style:style>
    <style:style style:name="Mdp24" style:family="drawing-page">
      <style:drawing-page-properties draw:background-size="border" draw:fill="solid" draw:fill-color="#ffffff" draw:fill-image-name="a1383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715f49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 style:protect="position size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Herbstcampus_25_20201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Herbstcampus_25_20201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Herbstcampus_25_20201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4" style:family="presentation" style:parent-style-name="Master2-Herbstcampus_25_20201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Herbstcampus_25_20201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1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4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6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MP4" style:family="paragraph">
      <style:paragraph-properties fo:margin-left="0.978cm" fo:margin-right="0cm" fo:margin-top="0cm" fo:margin-bottom="0cm" fo:line-height="100%" fo:text-align="start" fo:text-indent="-0.493cm" style:punctuation-wrap="simple">
        <style:tab-stops>
          <style:tab-stop style:position="-0.71cm"/>
          <style:tab-stop style:position="0.538cm"/>
          <style:tab-stop style:position="1.786cm"/>
          <style:tab-stop style:position="3.034cm"/>
          <style:tab-stop style:position="4.282cm"/>
          <style:tab-stop style:position="5.53cm"/>
          <style:tab-stop style:position="6.778cm"/>
          <style:tab-stop style:position="8.026cm"/>
          <style:tab-stop style:position="9.274cm"/>
          <style:tab-stop style:position="10.522cm"/>
          <style:tab-stop style:position="11.77cm"/>
          <style:tab-stop style:position="13.018cm"/>
          <style:tab-stop style:position="14.266cm"/>
          <style:tab-stop style:position="15.514cm"/>
          <style:tab-stop style:position="16.762cm"/>
          <style:tab-stop style:position="18.01cm"/>
          <style:tab-stop style:position="19.258cm"/>
          <style:tab-stop style:position="20.506cm"/>
          <style:tab-stop style:position="21.754cm"/>
          <style:tab-stop style:position="23.002cm"/>
        </style:tab-stops>
      </style:paragraph-properties>
    </style:style>
    <style:style style:name="MP5" style:family="paragraph">
      <style:paragraph-properties fo:margin-left="1.481cm" fo:margin-right="0cm" fo:margin-top="0cm" fo:margin-bottom="0cm" fo:line-height="100%" fo:text-align="start" fo:text-indent="-0.48cm" style:punctuation-wrap="simple">
        <style:tab-stops>
          <style:tab-stop style:position="-0.467cm"/>
          <style:tab-stop style:position="0.781cm"/>
          <style:tab-stop style:position="2.029cm"/>
          <style:tab-stop style:position="3.277cm"/>
          <style:tab-stop style:position="4.525cm"/>
          <style:tab-stop style:position="5.772cm"/>
          <style:tab-stop style:position="7.02cm"/>
          <style:tab-stop style:position="8.268cm"/>
          <style:tab-stop style:position="9.516cm"/>
          <style:tab-stop style:position="10.764cm"/>
          <style:tab-stop style:position="12.012cm"/>
          <style:tab-stop style:position="13.26cm"/>
          <style:tab-stop style:position="14.508cm"/>
          <style:tab-stop style:position="15.756cm"/>
          <style:tab-stop style:position="17.004cm"/>
          <style:tab-stop style:position="18.252cm"/>
          <style:tab-stop style:position="19.5cm"/>
          <style:tab-stop style:position="20.748cm"/>
          <style:tab-stop style:position="21.996cm"/>
          <style:tab-stop style:position="23.244cm"/>
        </style:tab-stops>
      </style:paragraph-properties>
    </style:style>
    <style:style style:name="MP6" style:family="paragraph">
      <style:paragraph-properties fo:margin-left="1.979cm" fo:margin-right="0cm" fo:margin-top="0cm" fo:margin-bottom="0cm" fo:line-height="100%" fo:text-align="start" fo:text-indent="-0.493cm" style:punctuation-wrap="simple">
        <style:tab-stops>
          <style:tab-stop style:position="-1.464cm"/>
          <style:tab-stop style:position="-0.216cm"/>
          <style:tab-stop style:position="1.032cm"/>
          <style:tab-stop style:position="2.28cm"/>
          <style:tab-stop style:position="3.528cm"/>
          <style:tab-stop style:position="4.776cm"/>
          <style:tab-stop style:position="6.024cm"/>
          <style:tab-stop style:position="7.272cm"/>
          <style:tab-stop style:position="8.52cm"/>
          <style:tab-stop style:position="9.768cm"/>
          <style:tab-stop style:position="11.016cm"/>
          <style:tab-stop style:position="12.264cm"/>
          <style:tab-stop style:position="13.512cm"/>
          <style:tab-stop style:position="14.76cm"/>
          <style:tab-stop style:position="16.008cm"/>
          <style:tab-stop style:position="17.256cm"/>
          <style:tab-stop style:position="18.504cm"/>
          <style:tab-stop style:position="19.752cm"/>
          <style:tab-stop style:position="21cm"/>
          <style:tab-stop style:position="22.248cm"/>
        </style:tab-stops>
      </style:paragraph-properties>
    </style:style>
    <style:style style:name="MP7" style:family="paragraph">
      <style:paragraph-properties fo:margin-left="2.478cm" fo:margin-right="0cm" fo:margin-top="0cm" fo:margin-bottom="0cm" fo:line-height="100%" fo:text-align="start" fo:text-indent="-0.494cm" style:punctuation-wrap="simple">
        <style:tab-stops>
          <style:tab-stop style:position="-2.461cm"/>
          <style:tab-stop style:position="-1.213cm"/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3cm"/>
          <style:tab-stop style:position="8.771cm"/>
          <style:tab-stop style:position="10.019cm"/>
          <style:tab-stop style:position="11.267cm"/>
          <style:tab-stop style:position="12.515cm"/>
          <style:tab-stop style:position="13.763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8.648cm" style:type="right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3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4" style:family="text">
      <style:text-properties fo:color="#b20025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5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6" style:family="text">
      <style:text-properties fo:color="#715f49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7" style:family="text">
      <style:text-properties fo:color="#b20025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8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normal" style:font-family-complex="'ＭＳ Ｐゴシック'" style:font-pitch-complex="variable" style:font-size-complex="11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MT10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12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14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15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16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17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18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20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1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2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3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24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5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26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7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28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29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30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31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32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33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493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8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6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7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94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7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5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6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3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4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5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6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7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8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9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Kopfzeilenplatzhalt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Foliennummernplatzhalt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tandard" style:page-layout-name="PM1" draw:style-name="Mdp1">
      <draw:frame draw:name="Titelplatzhalter 1" presentation:style-name="Mpr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ihandform 3" draw:style-name="Mgr3" draw:text-style-name="MP1" draw:layer="backgroundobjects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backgroundobjects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Standard-title" draw:layer="backgroundobjects" svg:width="12.682cm" svg:height="9.508cm" svg:x="3.175cm" svg:y="1.904cm" presentation:class="page"/>
        <draw:frame draw:name="Notizenplatzhalter 9" presentation:style-name="Mpr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Untertitel 2" presentation:style-name="Mpr7" draw:text-style-name="MP1" draw:layer="backgroundobjects" svg:width="17.78cm" svg:height="4.868cm" svg:x="3.81cm" svg:y="10.795cm" presentation:class="subtitle">
        <draw:text-box>
          <text:p text:style-name="MP10"><text:span text:style-name="MT11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-title-Titelfolie-title" draw:layer="backgroundobjects" svg:width="12.682cm" svg:height="9.508cm" svg:x="3.175cm" svg:y="1.904cm" presentation:class="page"/>
        <draw:frame draw:name="Notizenplatzhalter 9" presentation:style-name="Mpr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1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2-obj-Titel-und-Inhalt-title" draw:layer="backgroundobjects" svg:width="12.682cm" svg:height="9.508cm" svg:x="3.175cm" svg:y="1.904cm" presentation:class="page"/>
        <draw:frame draw:name="Notizenplatzhalter 9" presentation:style-name="Mpr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4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12">Titelmasterformat durch Klicken bearbeiten</text:span></text:p>
            </text:list-item>
          </text:list>
        </draw:text-box>
      </draw:frame>
      <draw:frame draw:name="Textplatzhalter 2" presentation:style-name="Mpr17" draw:text-style-name="MP1" draw:layer="backgroundobjects" svg:width="21.59cm" svg:height="4.167cm" svg:x="2.006cm" svg:y="8.074cm" presentation:class="outline">
        <draw:text-box>
          <text:list text:style-name="ML7">
            <text:list-item>
              <text:p text:style-name="MP11"><text:span text:style-name="MT1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3-secHead-Abschnittsüberschrift-title" draw:layer="backgroundobjects" svg:width="12.682cm" svg:height="9.508cm" svg:x="3.175cm" svg:y="1.904cm" presentation:class="page"/>
        <draw:frame draw:name="Notizenplatzhalter 9" presentation:style-name="Mpr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2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Inhaltsplatzhalter 3" presentation:style-name="Mpr2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4-twoObj-Zwei-Inhalte-title" draw:layer="backgroundobjects" svg:width="12.682cm" svg:height="9.508cm" svg:x="3.175cm" svg:y="1.904cm" presentation:class="page"/>
        <draw:frame draw:name="Notizenplatzhalter 9" presentation:style-name="Mpr2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custom-shape draw:name="Freihandform 6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7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Textplatzhalter 2" presentation:style-name="Mpr27" draw:text-style-name="MP1" draw:layer="backgroundobjects" svg:width="11.223cm" svg:height="1.777cm" svg:x="1.27cm" svg:y="4.264cm" presentation:class="outline">
        <draw:text-box>
          <text:list text:style-name="ML7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3" presentation:style-name="Mpr2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Textplatzhalter 4" presentation:style-name="Mpr27" draw:text-style-name="MP1" draw:layer="backgroundobjects" svg:width="11.227cm" svg:height="1.777cm" svg:x="12.903cm" svg:y="4.264cm" presentation:class="outline">
        <draw:text-box>
          <text:list text:style-name="ML7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5" presentation:style-name="Mpr2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5-twoTxTwoObj-Vergleich-title" draw:layer="backgroundobjects" svg:width="12.682cm" svg:height="9.508cm" svg:x="3.175cm" svg:y="1.904cm" presentation:class="page"/>
        <draw:frame draw:name="Notizenplatzhalter 9" presentation:style-name="Mpr3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custom-shape draw:name="Freihandform 2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3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6-titleOnly-Nur-Titel-title" draw:layer="backgroundobjects" svg:width="12.682cm" svg:height="9.508cm" svg:x="3.175cm" svg:y="1.904cm" presentation:class="page"/>
        <draw:frame draw:name="Notizenplatzhalter 9" presentation:style-name="Mpr3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custom-shape draw:name="Freihandform 1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2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7-blank-Leer-title" draw:layer="backgroundobjects" svg:width="12.682cm" svg:height="9.508cm" svg:x="3.175cm" svg:y="1.904cm" presentation:class="page"/>
        <draw:frame draw:name="Notizenplatzhalter 9" presentation:style-name="Mpr3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Inhaltsplatzhalter 2" presentation:style-name="Mpr4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19">Textmasterformate durch Klicken bearbeiten</text:span><text:span text:style-name="MT19"><text:line-break/></text:span><text:span text:style-name="MT14">Zweite Ebene</text:span><text:span text:style-name="MT14"><text:line-break/></text:span><text:span text:style-name="MT2">Dritte Ebene</text:span><text:span text:style-name="MT2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Textplatzhalter 3" presentation:style-name="Mpr41" draw:text-style-name="MP1" draw:layer="backgroundobjects" svg:width="8.356cm" svg:height="13.031cm" svg:x="1.27cm" svg:y="3.986cm" presentation:class="outline">
        <draw:text-box>
          <text:list text:style-name="ML7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8-objTx-Inhalt-mit-Überschrift-title" draw:layer="backgroundobjects" svg:width="12.682cm" svg:height="9.508cm" svg:x="3.175cm" svg:y="1.904cm" presentation:class="page"/>
        <draw:frame draw:name="Notizenplatzhalter 9" presentation:style-name="Mpr4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4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0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4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Bildplatzhalter 2" presentation:style-name="Mpr4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7" draw:text-style-name="MP1" draw:layer="backgroundobjects" svg:width="15.24cm" svg:height="2.236cm" svg:x="4.979cm" svg:y="14.909cm" presentation:class="outline">
        <draw:text-box>
          <text:list text:style-name="ML7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9-picTx-Bild-mit-Überschrift-title" draw:layer="backgroundobjects" svg:width="12.682cm" svg:height="9.508cm" svg:x="3.175cm" svg:y="1.904cm" presentation:class="page"/>
        <draw:frame draw:name="Notizenplatzhalter 9" presentation:style-name="Mpr4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5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0-vertTx-Titel-und-vertikaler-Text-title" draw:layer="backgroundobjects" svg:width="12.682cm" svg:height="9.508cm" svg:x="3.175cm" svg:y="1.904cm" presentation:class="page"/>
        <draw:frame draw:name="Notizenplatzhalter 9" presentation:style-name="Mpr5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kaler Titel 1" presentation:style-name="Mpr5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1-vertTitleAndTx-Vertikaler-Titel-und-Text-title" draw:layer="backgroundobjects" svg:width="12.682cm" svg:height="9.508cm" svg:x="3.175cm" svg:y="1.904cm" presentation:class="page"/>
        <draw:frame draw:name="Notizenplatzhalter 9" presentation:style-name="Mpr5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Herbstcampus_25_202012" style:display-name="Master2-Herbstcampus%202012" style:page-layout-name="PM1" draw:style-name="Mdp13">
      <draw:frame draw:name="Titelplatzhalter 1" presentation:style-name="Mpr6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6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Herbstcampus_25_202012-title" draw:layer="backgroundobjects" svg:width="12.682cm" svg:height="9.508cm" svg:x="3.175cm" svg:y="1.904cm" presentation:class="page"/>
        <draw:frame draw:name="Notizenplatzhalter 9" presentation:style-name="Mpr6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4">
      <draw:frame draw:name="Titel 1" presentation:style-name="Mpr6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Untertitel 2" presentation:style-name="Mpr67" draw:text-style-name="MP1" draw:layer="backgroundobjects" svg:width="17.78cm" svg:height="4.868cm" svg:x="3.81cm" svg:y="10.795cm" presentation:class="subtitle">
        <draw:text-box>
          <text:p text:style-name="MP10"><text:span text:style-name="MT24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-title-Titelfolie-title" draw:layer="backgroundobjects" svg:width="12.682cm" svg:height="9.508cm" svg:x="3.175cm" svg:y="1.904cm" presentation:class="page"/>
        <draw:frame draw:name="Notizenplatzhalter 9" presentation:style-name="Mpr6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5">
      <draw:frame draw:name="Titel 1" presentation:style-name="Mpr7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7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2">Dritte Ebene</text:span><text:span text:style-name="MT22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2-obj-Titel-und-Inhalt-title" draw:layer="backgroundobjects" svg:width="12.682cm" svg:height="9.508cm" svg:x="3.175cm" svg:y="1.904cm" presentation:class="page"/>
        <draw:frame draw:name="Notizenplatzhalter 9" presentation:style-name="Mpr7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6">
      <draw:frame draw:name="Titel 1" presentation:style-name="Mpr7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25">Titelmasterformat durch Klicken bearbeiten</text:span></text:p>
            </text:list-item>
          </text:list>
        </draw:text-box>
      </draw:frame>
      <draw:frame draw:name="Textplatzhalter 2" presentation:style-name="Mpr77" draw:text-style-name="MP1" draw:layer="backgroundobjects" svg:width="21.59cm" svg:height="4.167cm" svg:x="2.006cm" svg:y="8.074cm" presentation:class="outline">
        <draw:text-box>
          <text:list text:style-name="ML7">
            <text:list-item>
              <text:p text:style-name="MP11"><text:span text:style-name="MT26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3-secHead-Abschnittsüberschrift-title" draw:layer="backgroundobjects" svg:width="12.682cm" svg:height="9.508cm" svg:x="3.175cm" svg:y="1.904cm" presentation:class="page"/>
        <draw:frame draw:name="Notizenplatzhalter 9" presentation:style-name="Mpr7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7">
      <draw:frame draw:name="Titel 1" presentation:style-name="Mpr8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8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Inhaltsplatzhalter 3" presentation:style-name="Mpr8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4-twoObj-Zwei-Inhalte-title" draw:layer="backgroundobjects" svg:width="12.682cm" svg:height="9.508cm" svg:x="3.175cm" svg:y="1.904cm" presentation:class="page"/>
        <draw:frame draw:name="Notizenplatzhalter 9" presentation:style-name="Mpr8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8">
      <draw:frame draw:name="Titel 1" presentation:style-name="Mpr8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Textplatzhalter 2" presentation:style-name="Mpr87" draw:text-style-name="MP1" draw:layer="backgroundobjects" svg:width="11.223cm" svg:height="1.777cm" svg:x="1.27cm" svg:y="4.264cm" presentation:class="outline">
        <draw:text-box>
          <text:list text:style-name="ML7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3" presentation:style-name="Mpr8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draw:frame draw:name="Textplatzhalter 4" presentation:style-name="Mpr87" draw:text-style-name="MP1" draw:layer="backgroundobjects" svg:width="11.227cm" svg:height="1.777cm" svg:x="12.903cm" svg:y="4.264cm" presentation:class="outline">
        <draw:text-box>
          <text:list text:style-name="ML7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5" presentation:style-name="Mpr8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5-twoTxTwoObj-Vergleich-title" draw:layer="backgroundobjects" svg:width="12.682cm" svg:height="9.508cm" svg:x="3.175cm" svg:y="1.904cm" presentation:class="page"/>
        <draw:frame draw:name="Notizenplatzhalter 9" presentation:style-name="Mpr9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9">
      <draw:frame draw:name="Titel 1" presentation:style-name="Mpr9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6-titleOnly-Nur-Titel-title" draw:layer="backgroundobjects" svg:width="12.682cm" svg:height="9.508cm" svg:x="3.175cm" svg:y="1.904cm" presentation:class="page"/>
        <draw:frame draw:name="Notizenplatzhalter 9" presentation:style-name="Mpr9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0"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7-blank-Leer-title" draw:layer="backgroundobjects" svg:width="12.682cm" svg:height="9.508cm" svg:x="3.175cm" svg:y="1.904cm" presentation:class="page"/>
        <draw:frame draw:name="Notizenplatzhalter 9" presentation:style-name="Mpr9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1">
      <draw:frame draw:name="Titel 1" presentation:style-name="Mpr9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Inhaltsplatzhalter 2" presentation:style-name="Mpr10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32">Textmasterformate durch Klicken bearbeiten</text:span><text:span text:style-name="MT32"><text:line-break/></text:span><text:span text:style-name="MT27">Zweite Ebene</text:span><text:span text:style-name="MT27"><text:line-break/></text:span><text:span text:style-name="MT21">Dritte Ebene</text:span><text:span text:style-name="MT21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101" draw:text-style-name="MP1" draw:layer="backgroundobjects" svg:width="8.356cm" svg:height="13.031cm" svg:x="1.27cm" svg:y="3.986cm" presentation:class="outline">
        <draw:text-box>
          <text:list text:style-name="ML7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8-objTx-Inhalt-mit-Überschrift-title" draw:layer="backgroundobjects" svg:width="12.682cm" svg:height="9.508cm" svg:x="3.175cm" svg:y="1.904cm" presentation:class="page"/>
        <draw:frame draw:name="Notizenplatzhalter 9" presentation:style-name="Mpr10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2">
      <draw:frame draw:name="Titel 1" presentation:style-name="Mpr10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Bildplatzhalter 2" presentation:style-name="Mpr10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07" draw:text-style-name="MP1" draw:layer="backgroundobjects" svg:width="15.24cm" svg:height="2.236cm" svg:x="4.979cm" svg:y="14.909cm" presentation:class="outline">
        <draw:text-box>
          <text:list text:style-name="ML7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9-picTx-Bild-mit-Überschrift-title" draw:layer="backgroundobjects" svg:width="12.682cm" svg:height="9.508cm" svg:x="3.175cm" svg:y="1.904cm" presentation:class="page"/>
        <draw:frame draw:name="Notizenplatzhalter 9" presentation:style-name="Mpr10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3">
      <draw:frame draw:name="Titel 1" presentation:style-name="Mpr1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0-vertTx-Titel-und-vertikaler-Text-title" draw:layer="backgroundobjects" svg:width="12.682cm" svg:height="9.508cm" svg:x="3.175cm" svg:y="1.904cm" presentation:class="page"/>
        <draw:frame draw:name="Notizenplatzhalter 9" presentation:style-name="Mpr1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4">
      <draw:frame draw:name="Vertikaler Titel 1" presentation:style-name="Mpr11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1-vertTitleAndTx-Vertikaler-Titel-und-Text-title" draw:layer="backgroundobjects" svg:width="12.682cm" svg:height="9.508cm" svg:x="3.175cm" svg:y="1.904cm" presentation:class="page"/>
        <draw:frame draw:name="Notizenplatzhalter 9" presentation:style-name="Mpr1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Folie 1</dc:title>
    <meta:initial-creator>Schauder, Jens</meta:initial-creator>
    <meta:creation-date>2012-07-15T11:58:18Z</meta:creation-date>
    <dc:date>2012-09-01T08:38:14</dc:date>
    <meta:editing-cycles>6</meta:editing-cycles>
    <meta:editing-duration>PT00H15M53S</meta:editing-duration>
    <meta:document-statistic meta:object-count="380"/>
    <meta:user-defined meta:name="Info 1"/>
    <meta:user-defined meta:name="Info 2"/>
    <meta:user-defined meta:name="Info 3"/>
    <meta:user-defined meta:name="Info 4"/>
  </office:meta>
</office:document-meta>
</file>